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officeooo:rsid="001411ab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3f7f5f" style:font-name="Monospace" fo:font-size="10pt" style:font-size-asian="10pt"/>
    </style:style>
    <style:style style:name="T7" style:family="text">
      <style:text-properties fo:color="#7f9fbf" style:font-name="Monospace" fo:font-size="10pt" fo:font-weight="bold" style:font-size-asian="10pt" style:font-weight-asian="bold"/>
    </style:style>
    <style:style style:name="T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<text:s text:c="5"/></text:span><text:span text:style-name="T2">unary operators</text:span></text:p>
      <text:p text:style-name="P1"><text:span text:style-name="T1"/></text:p>
      <text:p text:style-name="P1"><text:span text:style-name="T1"/></text:p>
      <text:p text:style-name="P1"><text:span text:style-name="T1">package</text:span><text:span text:style-name="T3"> Pakage;</text:span></text:p>
      <text:p text:style-name="P2"/>
      <text:p text:style-name="P1"><text:span text:style-name="T1">import</text:span><text:span text:style-name="T3"> </text:span><text:span text:style-name="T4">java.util.Scanner</text:span><text:span text:style-name="T3">;</text:span></text:p>
      <text:p text:style-name="P2"/>
      <text:p text:style-name="P1"><text:span text:style-name="T1">public</text:span><text:span text:style-name="T3"> </text:span><text:span text:style-name="T1">class</text:span><text:span text:style-name="T3"> Hiii {</text:span></text:p>
      <text:p text:style-name="P2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5">args</text:span><text:span text:style-name="T3">) </text:span></text:p>
      <text:p text:style-name="P1"><text:span text:style-name="T3"><text:tab/>{</text:span></text:p>
      <text:p text:style-name="P1"><text:span text:style-name="T3"><text:tab/><text:tab/></text:span><text:span text:style-name="T6">// </text:span><text:span text:style-name="T7">TODO</text:span><text:span text:style-name="T6"> Auto-generated method stub</text:span></text:p>
      <text:p text:style-name="P1"><text:span text:style-name="T3"><text:tab/><text:tab/></text:span></text:p>
      <text:p text:style-name="P1"><text:span text:style-name="T3"><text:tab/><text:tab/><text:tab/></text:span><text:span text:style-name="T1">int</text:span><text:span text:style-name="T3"> </text:span><text:span text:style-name="T5">a</text:span><text:span text:style-name="T3"> = 10 ;</text:span></text:p>
      <text:p text:style-name="P1"><text:span text:style-name="T3"><text:tab/><text:tab/><text:tab/></text:span><text:span text:style-name="T1">int</text:span><text:span text:style-name="T3"> </text:span><text:span text:style-name="T5">b</text:span><text:span text:style-name="T3"> = 10;</text:span></text:p>
      <text:p text:style-name="P1"><text:span text:style-name="T3"><text:tab/><text:tab/><text:tab/></text:span><text:span text:style-name="T1">boolean</text:span><text:span text:style-name="T3"> </text:span><text:span text:style-name="T5">c</text:span><text:span text:style-name="T3"> = </text:span><text:span text:style-name="T1">true</text:span><text:span text:style-name="T3">;</text:span></text:p>
      <text:p text:style-name="P1"><text:span text:style-name="T3"><text:tab/><text:tab/><text:tab/></text:span><text:span text:style-name="T1">boolean</text:span><text:span text:style-name="T3"> </text:span><text:span text:style-name="T5">d</text:span><text:span text:style-name="T3"> = </text:span><text:span text:style-name="T1">false</text:span><text:span text:style-name="T3">;</text:span></text:p>
      <text:p text:style-name="P1"><text:span text:style-name="T3"><text:tab/><text:tab/><text:tab/>System.</text:span><text:span text:style-name="T8">out</text:span><text:span text:style-name="T3">.println(~</text:span><text:span text:style-name="T5">a</text:span><text:span text:style-name="T3">);</text:span></text:p>
      <text:p text:style-name="P1"><text:span text:style-name="T3"><text:tab/><text:tab/><text:tab/>System.</text:span><text:span text:style-name="T8">out</text:span><text:span text:style-name="T3">.println(~</text:span><text:span text:style-name="T5">b</text:span><text:span text:style-name="T3">);</text:span></text:p>
      <text:p text:style-name="P1"><text:span text:style-name="T3"><text:tab/><text:tab/><text:tab/>System.</text:span><text:span text:style-name="T8">out</text:span><text:span text:style-name="T3">.println(!</text:span><text:span text:style-name="T5">c</text:span><text:span text:style-name="T3">);</text:span></text:p>
      <text:p text:style-name="P1"><text:span text:style-name="T3"><text:tab/><text:tab/><text:tab/>System.</text:span><text:span text:style-name="T8">out</text:span><text:span text:style-name="T3">.println(!</text:span><text:span text:style-name="T5">d</text:span><text:span text:style-name="T3">);</text:span></text:p>
      <text:p text:style-name="P1"><text:span text:style-name="T3"><text:tab/><text:tab/><text:tab/>System.</text:span><text:span text:style-name="T8">out</text:span><text:span text:style-name="T3">.println(</text:span><text:span text:style-name="T5">a</text:span><text:span text:style-name="T3">+</text:span><text:span text:style-name="T5">b</text:span><text:span text:style-name="T3">);</text:span></text:p>
      <text:p text:style-name="P1"><text:span text:style-name="T3"><text:tab/><text:tab/><text:tab/>System.</text:span><text:span text:style-name="T8">out</text:span><text:span text:style-name="T3">.println(</text:span><text:span text:style-name="T5">a</text:span><text:span text:style-name="T3">-</text:span><text:span text:style-name="T5">b</text:span><text:span text:style-name="T3">);</text:span></text:p>
      <text:p text:style-name="P1"><text:span text:style-name="T3"><text:tab/><text:tab/><text:tab/>System.</text:span><text:span text:style-name="T8">out</text:span><text:span text:style-name="T3">.println(</text:span><text:span text:style-name="T5">a</text:span><text:span text:style-name="T3">*</text:span><text:span text:style-name="T5">b</text:span><text:span text:style-name="T3">);</text:span></text:p>
      <text:p text:style-name="P1"><text:span text:style-name="T3"><text:tab/><text:tab/><text:tab/>System.</text:span><text:span text:style-name="T8">out</text:span><text:span text:style-name="T3">.println(</text:span><text:span text:style-name="T5">a</text:span><text:span text:style-name="T3">/</text:span><text:span text:style-name="T5">b</text:span><text:span text:style-name="T3">);</text:span></text:p>
      <text:p text:style-name="P1"><text:span text:style-name="T3"><text:tab/><text:tab/><text:tab/>System.</text:span><text:span text:style-name="T8">out</text:span><text:span text:style-name="T3">.println(</text:span><text:span text:style-name="T5">a</text:span><text:span text:style-name="T3">%</text:span><text:span text:style-name="T5">b</text:span><text:span text:style-name="T3">);</text:span></text:p>
      <text:p text:style-name="P1"><text:span text:style-name="T3"><text:tab/><text:tab/><text:tab/></text:span></text:p>
      <text:p text:style-name="P1"><text:span text:style-name="T3"><text:tab/><text:tab/><text:tab/>System.</text:span><text:span text:style-name="T8">out</text:span><text:span text:style-name="T3">.println(10*10/5+3-1*4/2);</text:span></text:p>
      <text:p text:style-name="P1"><text:span text:style-name="T3"><text:tab/><text:tab/><text:tab/></text:span></text:p>
      <text:p text:style-name="P1"><text:span text:style-name="T3"><text:tab/><text:tab/></text:span></text:p>
      <text:p text:style-name="P1"><text:span text:style-name="T3"><text:tab/><text:tab/><text:tab/></text:span></text:p>
      <text:p text:style-name="P1"><text:span text:style-name="T3"><text:tab/><text:tab/><text:tab/></text:span><text:span text:style-name="T1">int</text:span><text:span text:style-name="T3"> </text:span><text:span text:style-name="T5">s</text:span><text:span text:style-name="T3"> = -9;</text:span></text:p>
      <text:p text:style-name="P1"><text:span text:style-name="T3"><text:tab/><text:tab/><text:tab/>System.</text:span><text:span text:style-name="T8">out</text:span><text:span text:style-name="T3">.println(~</text:span><text:span text:style-name="T5">s</text:span><text:span text:style-name="T3">);</text:span></text:p>
      <text:p text:style-name="P1"><text:span text:style-name="T3"><text:tab/>}</text:span></text:p>
      <text:p text:style-name="P1"><text:span text:style-name="T3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10:31:16.936501996</meta:creation-date>
    <dc:date>2023-02-22T10:33:10.268832994</dc:date>
    <meta:editing-duration>PT1M53S</meta:editing-duration>
    <meta:editing-cycles>1</meta:editing-cycles>
    <meta:document-statistic meta:table-count="0" meta:image-count="0" meta:object-count="0" meta:page-count="1" meta:paragraph-count="30" meta:word-count="55" meta:character-count="561" meta:non-whitespace-character-count="459"/>
    <meta:generator>LibreOffice/6.4.7.2$Linux_X86_64 LibreOffice_project/40$Build-2</meta:generator>
  </office:meta>
</office:document-meta>
</file>